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601cm" svg:y="0.478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B10:results.C10 results.A11:results.A11 results.B11:results.C11 results.A12:results.A12 results.B12:results.C12 results.A13:results.A13 results.B13:results.C13 results.A14:results.A14 results.B14:results.C14 results.A15:results.A15 results.B15:results.C15 results.A16:results.A16 results.B16:results.C16 results.A17:results.A17 results.B17:result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B19:results.D19 results.A20:results.A20 results.B20:results.D20 results.A21:results.A21 results.B21:results.D21 results.A22:results.A22 results.B22:results.D22 results.A23:results.A23 results.B23:results.D23 results.A24:results.A24 results.B24:results.D24 results.A25:results.A25 results.B25:results.D25 results.A26:results.A26 results.B26:results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B28:results.D28 results.A29:results.A29 results.B29:results.D29 results.A30:results.A30 results.B30:results.D30 results.A31:results.A31 results.B31:results.D31 results.A32:results.A32 results.B32:results.D32 results.A33:results.A33 results.B33:results.D33 results.A34:results.A34 results.B34:results.D34 results.A35:results.A35 results.B35:results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 results.A44:results.A44 results.B44:results.D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11" calcext:value-type="float">
            <text:p>1211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156" calcext:value-type="float">
            <text:p>1156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641" calcext:value-type="float">
            <text:p>1641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662" calcext:value-type="float">
            <text:p>5662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3304" calcext:value-type="float">
            <text:p>3304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919" calcext:value-type="float">
            <text:p>919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932" calcext:value-type="float">
            <text:p>1932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01" calcext:value-type="float">
            <text:p>701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733" calcext:value-type="float">
            <text:p>733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891" calcext:value-type="float">
            <text:p>891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112" calcext:value-type="float">
            <text:p>3112</text:p>
          </table:table-cell>
          <table:table-cell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956" calcext:value-type="float">
            <text:p>1956</text:p>
          </table:table-cell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610" calcext:value-type="float">
            <text:p>610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470" calcext:value-type="float">
            <text:p>1470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style-name="Default"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style-name="Default"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43" calcext:value-type="float">
            <text:p>43</text:p>
          </table:table-cell>
          <table:table-cell office:value-type="float" office:value="117" calcext:value-type="float">
            <text:p>117</text:p>
          </table:table-cell>
          <table:table-cell table:style-name="Default"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15" calcext:value-type="float">
            <text:p>215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8" calcext:value-type="float">
            <text:p>198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82" calcext:value-type="float">
            <text:p>18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8" calcext:value-type="float">
            <text:p>158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17" calcext:value-type="float">
            <text:p>217</text:p>
          </table:table-cell>
          <table:table-cell office:value-type="float" office:value="698" calcext:value-type="float">
            <text:p>698</text:p>
          </table:table-cell>
          <table:table-cell table:style-name="Default" office:value-type="float" office:value="1245" calcext:value-type="float">
            <text:p>1245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90" calcext:value-type="float">
            <text:p>190</text:p>
          </table:table-cell>
          <table:table-cell office:value-type="float" office:value="360" calcext:value-type="float">
            <text:p>360</text:p>
          </table:table-cell>
          <table:table-cell table:style-name="Default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50" calcext:value-type="float">
            <text:p>550</text:p>
          </table:table-cell>
          <table:table-cell office:value-type="float" office:value="1086" calcext:value-type="float">
            <text:p>1086</text:p>
          </table:table-cell>
          <table:table-cell table:style-name="Default" office:value-type="float" office:value="2507" calcext:value-type="float">
            <text:p>2507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69" calcext:value-type="float">
            <text:p>169</text:p>
          </table:table-cell>
          <table:table-cell office:value-type="float" office:value="554" calcext:value-type="float">
            <text:p>554</text:p>
          </table:table-cell>
          <table:table-cell table:style-name="Default" office:value-type="float" office:value="1087" calcext:value-type="float">
            <text:p>1087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670" calcext:value-type="float">
            <text:p>670</text:p>
          </table:table-cell>
          <table:table-cell office:value-type="float" office:value="1006" calcext:value-type="float">
            <text:p>1006</text:p>
          </table:table-cell>
          <table:table-cell table:style-name="Default"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830" calcext:value-type="float">
            <text:p>830</text:p>
          </table:table-cell>
          <table:table-cell office:value-type="float" office:value="1299" calcext:value-type="float">
            <text:p>1299</text:p>
          </table:table-cell>
          <table:table-cell table:style-name="Default"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287" calcext:value-type="float">
            <text:p>1287</text:p>
          </table:table-cell>
          <table:table-cell office:value-type="float" office:value="1606" calcext:value-type="float">
            <text:p>1606</text:p>
          </table:table-cell>
          <table:table-cell table:style-name="Default" office:value-type="float" office:value="2917" calcext:value-type="float">
            <text:p>2917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811" calcext:value-type="float">
            <text:p>2811</text:p>
          </table:table-cell>
          <table:table-cell office:value-type="float" office:value="7046" calcext:value-type="float">
            <text:p>7046</text:p>
          </table:table-cell>
          <table:table-cell table:style-name="Default" office:value-type="float" office:value="17849" calcext:value-type="float">
            <text:p>17849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172" calcext:value-type="float">
            <text:p>1172</text:p>
          </table:table-cell>
          <table:table-cell office:value-type="float" office:value="1534" calcext:value-type="float">
            <text:p>1534</text:p>
          </table:table-cell>
          <table:table-cell table:style-name="Default"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638" calcext:value-type="float">
            <text:p>638</text:p>
          </table:table-cell>
          <table:table-cell office:value-type="float" office:value="1203" calcext:value-type="float">
            <text:p>1203</text:p>
          </table:table-cell>
          <table:table-cell table:style-name="Default" office:value-type="float" office:value="2143" calcext:value-type="float">
            <text:p>2143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342" calcext:value-type="float">
            <text:p>342</text:p>
          </table:table-cell>
          <table:table-cell office:value-type="float" office:value="569" calcext:value-type="float">
            <text:p>569</text:p>
          </table:table-cell>
          <table:table-cell table:style-name="Default" office:value-type="float" office:value="1087" calcext:value-type="float">
            <text:p>1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5T20:08:37.507471156</dc:date>
    <meta:editing-duration>PT42M10S</meta:editing-duration>
    <meta:editing-cycles>10</meta:editing-cycles>
    <meta:generator>LibreOffice/7.4.7.2$Linux_X86_64 LibreOffice_project/40$Build-2</meta:generator>
    <meta:document-statistic meta:table-count="1" meta:cell-count="14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081cm" style:legend-expansion="high" chart:style-name="ch3"/>
        <chart:plot-area chart:style-name="ch4" table:cell-range-address="results.B1:results.C8 results.A2:results.A8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11">
                <text:p>1211</text:p>
                <draw:g>
                  <svg:desc>results.B2:results.C2</svg:desc>
                </draw:g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eaton      </text:p>
                <draw:g>
                  <svg:desc>results.A3:results.A3</svg:desc>
                </draw:g>
              </table:table-cell>
              <table:table-cell office:value-type="float" office:value="1156">
                <text:p>1156</text:p>
                <draw:g>
                  <svg:desc>results.B3:results.C3</svg:desc>
                </draw:g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mattn      </text:p>
                <draw:g>
                  <svg:desc>results.A4:results.A4</svg:desc>
                </draw:g>
              </table:table-cell>
              <table:table-cell office:value-type="float" office:value="1641">
                <text:p>1641</text:p>
                <draw:g>
                  <svg:desc>results.B4:results.C4</svg:desc>
                </draw:g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modernc    </text:p>
                <draw:g>
                  <svg:desc>results.A5:results.A5</svg:desc>
                </draw:g>
              </table:table-cell>
              <table:table-cell office:value-type="float" office:value="5662">
                <text:p>5662</text:p>
                <draw:g>
                  <svg:desc>results.B5:results.C5</svg:desc>
                </draw:g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ncruces    </text:p>
                <draw:g>
                  <svg:desc>results.A6:results.A6</svg:desc>
                </draw:g>
              </table:table-cell>
              <table:table-cell office:value-type="float" office:value="3304">
                <text:p>3304</text:p>
                <draw:g>
                  <svg:desc>results.B6:results.C6</svg:desc>
                </draw:g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sqinn      </text:p>
                <draw:g>
                  <svg:desc>results.A7:results.A7</svg:desc>
                </draw:g>
              </table:table-cell>
              <table:table-cell office:value-type="float" office:value="919">
                <text:p>919</text:p>
                <draw:g>
                  <svg:desc>results.B7:results.C7</svg:desc>
                </draw:g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zombie     </text:p>
                <draw:g>
                  <svg:desc>results.A8:results.A8</svg:desc>
                </draw:g>
              </table:table-cell>
              <table:table-cell office:value-type="float" office:value="1932">
                <text:p>1932</text:p>
                <draw:g>
                  <svg:desc>results.B8:results.C8</svg:desc>
                </draw:g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081cm" style:legend-expansion="high" chart:style-name="ch3"/>
        <chart:plot-area chart:style-name="ch4" table:cell-range-address="results.B10:results.C17 results.A11:results.A17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10:results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1:results.C11" chart:label-cell-address="results.A11:results.A11" chart:class="chart:bar">
            <chart:data-point chart:repeated="2"/>
          </chart:series>
          <chart:series chart:style-name="ch9" chart:values-cell-range-address="results.B12:results.C12" chart:label-cell-address="results.A12:results.A12" chart:class="chart:bar">
            <chart:data-point chart:repeated="2"/>
          </chart:series>
          <chart:series chart:style-name="ch10" chart:values-cell-range-address="results.B13:results.C13" chart:label-cell-address="results.A13:results.A13" chart:class="chart:bar">
            <chart:data-point chart:repeated="2"/>
          </chart:series>
          <chart:series chart:style-name="ch11" chart:values-cell-range-address="results.B14:results.C14" chart:label-cell-address="results.A14:results.A14" chart:class="chart:bar">
            <chart:data-point chart:repeated="2"/>
          </chart:series>
          <chart:series chart:style-name="ch12" chart:values-cell-range-address="results.B15:results.C15" chart:label-cell-address="results.A15:results.A15" chart:class="chart:bar">
            <chart:data-point chart:repeated="2"/>
          </chart:series>
          <chart:series chart:style-name="ch13" chart:values-cell-range-address="results.B16:results.C16" chart:label-cell-address="results.A16:results.A16" chart:class="chart:bar">
            <chart:data-point chart:repeated="2"/>
          </chart:series>
          <chart:series chart:style-name="ch14" chart:values-cell-range-address="results.B17:results.C17" chart:label-cell-address="results.A17:results.A17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0:results.C10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1:results.A11</svg:desc>
                </draw:g>
              </table:table-cell>
              <table:table-cell office:value-type="float" office:value="701">
                <text:p>701</text:p>
                <draw:g>
                  <svg:desc>results.B11:results.C11</svg:desc>
                </draw:g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eaton      </text:p>
                <draw:g>
                  <svg:desc>results.A12:results.A12</svg:desc>
                </draw:g>
              </table:table-cell>
              <table:table-cell office:value-type="float" office:value="733">
                <text:p>733</text:p>
                <draw:g>
                  <svg:desc>results.B12:results.C12</svg:desc>
                </draw:g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mattn      </text:p>
                <draw:g>
                  <svg:desc>results.A13:results.A13</svg:desc>
                </draw:g>
              </table:table-cell>
              <table:table-cell office:value-type="float" office:value="891">
                <text:p>891</text:p>
                <draw:g>
                  <svg:desc>results.B13:results.C13</svg:desc>
                </draw:g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modernc    </text:p>
                <draw:g>
                  <svg:desc>results.A14:results.A14</svg:desc>
                </draw:g>
              </table:table-cell>
              <table:table-cell office:value-type="float" office:value="3112">
                <text:p>3112</text:p>
                <draw:g>
                  <svg:desc>results.B14:results.C14</svg:desc>
                </draw:g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ncruces    </text:p>
                <draw:g>
                  <svg:desc>results.A15:results.A15</svg:desc>
                </draw:g>
              </table:table-cell>
              <table:table-cell office:value-type="float" office:value="1956">
                <text:p>1956</text:p>
                <draw:g>
                  <svg:desc>results.B15:results.C15</svg:desc>
                </draw:g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sqinn      </text:p>
                <draw:g>
                  <svg:desc>results.A16:results.A16</svg:desc>
                </draw:g>
              </table:table-cell>
              <table:table-cell office:value-type="float" office:value="610">
                <text:p>610</text:p>
                <draw:g>
                  <svg:desc>results.B16:results.C16</svg:desc>
                </draw:g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zombie     </text:p>
                <draw:g>
                  <svg:desc>results.A17:results.A17</svg:desc>
                </draw:g>
              </table:table-cell>
              <table:table-cell office:value-type="float" office:value="1470">
                <text:p>1470</text:p>
                <draw:g>
                  <svg:desc>results.B17:results.C17</svg:desc>
                </draw:g>
              </table:table-cell>
              <table:table-cell office:value-type="float" office:value="512">
                <text:p>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068cm" style:legend-expansion="high" chart:style-name="ch3"/>
        <chart:plot-area chart:style-name="ch4" table:cell-range-address="results.B19:results.D26 results.A20:results.A26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9:results.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0:results.D20" chart:label-cell-address="results.A20:results.A20" chart:class="chart:bar">
            <chart:data-point chart:repeated="3"/>
          </chart:series>
          <chart:series chart:style-name="ch9" chart:values-cell-range-address="results.B21:results.D21" chart:label-cell-address="results.A21:results.A21" chart:class="chart:bar">
            <chart:data-point chart:repeated="3"/>
          </chart:series>
          <chart:series chart:style-name="ch10" chart:values-cell-range-address="results.B22:results.D22" chart:label-cell-address="results.A22:results.A22" chart:class="chart:bar">
            <chart:data-point chart:repeated="3"/>
          </chart:series>
          <chart:series chart:style-name="ch11" chart:values-cell-range-address="results.B23:results.D23" chart:label-cell-address="results.A23:results.A23" chart:class="chart:bar">
            <chart:data-point chart:repeated="3"/>
          </chart:series>
          <chart:series chart:style-name="ch12" chart:values-cell-range-address="results.B24:results.D24" chart:label-cell-address="results.A24:results.A24" chart:class="chart:bar">
            <chart:data-point chart:repeated="3"/>
          </chart:series>
          <chart:series chart:style-name="ch13" chart:values-cell-range-address="results.B25:results.D25" chart:label-cell-address="results.A25:results.A25" chart:class="chart:bar">
            <chart:data-point chart:repeated="3"/>
          </chart:series>
          <chart:series chart:style-name="ch14" chart:values-cell-range-address="results.B26:results.D26" chart:label-cell-address="results.A26:results.A26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9:results.D19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0:results.A20</svg:desc>
                </draw:g>
              </table:table-cell>
              <table:table-cell office:value-type="float" office:value="13">
                <text:p>13</text:p>
                <draw:g>
                  <svg:desc>results.B20:results.D20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eaton      </text:p>
                <draw:g>
                  <svg:desc>results.A21:results.A21</svg:desc>
                </draw:g>
              </table:table-cell>
              <table:table-cell office:value-type="float" office:value="25">
                <text:p>25</text:p>
                <draw:g>
                  <svg:desc>results.B21:results.D2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mattn      </text:p>
                <draw:g>
                  <svg:desc>results.A22:results.A22</svg:desc>
                </draw:g>
              </table:table-cell>
              <table:table-cell office:value-type="float" office:value="31">
                <text:p>31</text:p>
                <draw:g>
                  <svg:desc>results.B22:results.D22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modernc    </text:p>
                <draw:g>
                  <svg:desc>results.A23:results.A23</svg:desc>
                </draw:g>
              </table:table-cell>
              <table:table-cell office:value-type="float" office:value="35">
                <text:p>35</text:p>
                <draw:g>
                  <svg:desc>results.B23:results.D23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ncruces    </text:p>
                <draw:g>
                  <svg:desc>results.A24:results.A24</svg:desc>
                </draw:g>
              </table:table-cell>
              <table:table-cell office:value-type="float" office:value="43">
                <text:p>43</text:p>
                <draw:g>
                  <svg:desc>results.B24:results.D24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sqinn      </text:p>
                <draw:g>
                  <svg:desc>results.A25:results.A25</svg:desc>
                </draw:g>
              </table:table-cell>
              <table:table-cell office:value-type="float" office:value="36">
                <text:p>36</text:p>
                <draw:g>
                  <svg:desc>results.B25:results.D25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zombie     </text:p>
                <draw:g>
                  <svg:desc>results.A26:results.A26</svg:desc>
                </draw:g>
              </table:table-cell>
              <table:table-cell office:value-type="float" office:value="17">
                <text:p>17</text:p>
                <draw:g>
                  <svg:desc>results.B26:results.D26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215">
                <text:p>2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2.71cm" style:legend-expansion="high" chart:style-name="ch3"/>
        <chart:plot-area chart:style-name="ch4" table:cell-range-address="results.B28:results.D35 results.A29:results.A35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28:results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9:results.D29" chart:label-cell-address="results.A29:results.A29" chart:class="chart:bar">
            <chart:data-point chart:repeated="3"/>
          </chart:series>
          <chart:series chart:style-name="ch9" chart:values-cell-range-address="results.B30:results.D30" chart:label-cell-address="results.A30:results.A30" chart:class="chart:bar">
            <chart:data-point chart:repeated="3"/>
          </chart:series>
          <chart:series chart:style-name="ch10" chart:values-cell-range-address="results.B31:results.D31" chart:label-cell-address="results.A31:results.A31" chart:class="chart:bar">
            <chart:data-point chart:repeated="3"/>
          </chart:series>
          <chart:series chart:style-name="ch11" chart:values-cell-range-address="results.B32:results.D32" chart:label-cell-address="results.A32:results.A32" chart:class="chart:bar">
            <chart:data-point chart:repeated="3"/>
          </chart:series>
          <chart:series chart:style-name="ch12" chart:values-cell-range-address="results.B33:results.D33" chart:label-cell-address="results.A33:results.A33" chart:class="chart:bar">
            <chart:data-point chart:repeated="3"/>
          </chart:series>
          <chart:series chart:style-name="ch13" chart:values-cell-range-address="results.B34:results.D34" chart:label-cell-address="results.A34:results.A34" chart:class="chart:bar">
            <chart:data-point chart:repeated="3"/>
          </chart:series>
          <chart:series chart:style-name="ch14" chart:values-cell-range-address="results.B35:results.D35" chart:label-cell-address="results.A35:results.A3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28:results.D28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9:results.A29</svg:desc>
                </draw:g>
              </table:table-cell>
              <table:table-cell office:value-type="float" office:value="198">
                <text:p>198</text:p>
                <draw:g>
                  <svg:desc>results.B29:results.D29</svg:desc>
                </draw:g>
              </table:table-cell>
              <table:table-cell office:value-type="float" office:value="350">
                <text:p>35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eaton      </text:p>
                <draw:g>
                  <svg:desc>results.A30:results.A30</svg:desc>
                </draw:g>
              </table:table-cell>
              <table:table-cell office:value-type="float" office:value="182">
                <text:p>182</text:p>
                <draw:g>
                  <svg:desc>results.B30:results.D30</svg:desc>
                </draw:g>
              </table:table-cell>
              <table:table-cell office:value-type="float" office:value="324">
                <text:p>32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mattn      </text:p>
                <draw:g>
                  <svg:desc>results.A31:results.A31</svg:desc>
                </draw:g>
              </table:table-cell>
              <table:table-cell office:value-type="float" office:value="158">
                <text:p>158</text:p>
                <draw:g>
                  <svg:desc>results.B31:results.D31</svg:desc>
                </draw:g>
              </table:table-cell>
              <table:table-cell office:value-type="float" office:value="321">
                <text:p>32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modernc    </text:p>
                <draw:g>
                  <svg:desc>results.A32:results.A32</svg:desc>
                </draw:g>
              </table:table-cell>
              <table:table-cell office:value-type="float" office:value="217">
                <text:p>217</text:p>
                <draw:g>
                  <svg:desc>results.B32:results.D32</svg:desc>
                </draw:g>
              </table:table-cell>
              <table:table-cell office:value-type="float" office:value="698">
                <text:p>69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ncruces    </text:p>
                <draw:g>
                  <svg:desc>results.A33:results.A33</svg:desc>
                </draw:g>
              </table:table-cell>
              <table:table-cell office:value-type="float" office:value="190">
                <text:p>190</text:p>
                <draw:g>
                  <svg:desc>results.B33:results.D33</svg:desc>
                </draw:g>
              </table:table-cell>
              <table:table-cell office:value-type="float" office:value="360">
                <text:p>36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sqinn      </text:p>
                <draw:g>
                  <svg:desc>results.A34:results.A34</svg:desc>
                </draw:g>
              </table:table-cell>
              <table:table-cell office:value-type="float" office:value="550">
                <text:p>550</text:p>
                <draw:g>
                  <svg:desc>results.B34:results.D34</svg:desc>
                </draw:g>
              </table:table-cell>
              <table:table-cell office:value-type="float" office:value="1086">
                <text:p>1086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zombie     </text:p>
                <draw:g>
                  <svg:desc>results.A35:results.A35</svg:desc>
                </draw:g>
              </table:table-cell>
              <table:table-cell office:value-type="float" office:value="169">
                <text:p>169</text:p>
                <draw:g>
                  <svg:desc>results.B35:results.D35</svg:desc>
                </draw:g>
              </table:table-cell>
              <table:table-cell office:value-type="float" office:value="554">
                <text:p>554</text:p>
              </table:table-cell>
              <table:table-cell office:value-type="float" office:value="1087">
                <text:p>10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2.71cm" style:legend-expansion="high" chart:style-name="ch3"/>
        <chart:plot-area chart:style-name="ch4" table:cell-range-address="results.B37:results.D44 results.A38:results.A44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37:results.D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8:results.D38" chart:label-cell-address="results.A38:results.A38" chart:class="chart:bar">
            <chart:data-point chart:repeated="3"/>
          </chart:series>
          <chart:series chart:style-name="ch9" chart:values-cell-range-address="results.B39:results.D39" chart:label-cell-address="results.A39:results.A39" chart:class="chart:bar">
            <chart:data-point chart:repeated="3"/>
          </chart:series>
          <chart:series chart:style-name="ch10" chart:values-cell-range-address="results.B40:results.D40" chart:label-cell-address="results.A40:results.A40" chart:class="chart:bar">
            <chart:data-point chart:repeated="3"/>
          </chart:series>
          <chart:series chart:style-name="ch11" chart:values-cell-range-address="results.B41:results.D41" chart:label-cell-address="results.A41:results.A41" chart:class="chart:bar">
            <chart:data-point chart:repeated="3"/>
          </chart:series>
          <chart:series chart:style-name="ch12" chart:values-cell-range-address="results.B42:results.D42" chart:label-cell-address="results.A42:results.A42" chart:class="chart:bar">
            <chart:data-point chart:repeated="3"/>
          </chart:series>
          <chart:series chart:style-name="ch13" chart:values-cell-range-address="results.B43:results.D43" chart:label-cell-address="results.A43:results.A43" chart:class="chart:bar">
            <chart:data-point chart:repeated="3"/>
          </chart:series>
          <chart:series chart:style-name="ch14" chart:values-cell-range-address="results.B44:results.D44" chart:label-cell-address="results.A44:results.A4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37:results.D37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8:results.A38</svg:desc>
                </draw:g>
              </table:table-cell>
              <table:table-cell office:value-type="float" office:value="670">
                <text:p>670</text:p>
                <draw:g>
                  <svg:desc>results.B38:results.D38</svg:desc>
                </draw:g>
              </table:table-cell>
              <table:table-cell office:value-type="float" office:value="1006">
                <text:p>1006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eaton      </text:p>
                <draw:g>
                  <svg:desc>results.A39:results.A39</svg:desc>
                </draw:g>
              </table:table-cell>
              <table:table-cell office:value-type="float" office:value="830">
                <text:p>830</text:p>
                <draw:g>
                  <svg:desc>results.B39:results.D39</svg:desc>
                </draw:g>
              </table:table-cell>
              <table:table-cell office:value-type="float" office:value="1299">
                <text:p>1299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mattn      </text:p>
                <draw:g>
                  <svg:desc>results.A40:results.A40</svg:desc>
                </draw:g>
              </table:table-cell>
              <table:table-cell office:value-type="float" office:value="1287">
                <text:p>1287</text:p>
                <draw:g>
                  <svg:desc>results.B40:results.D40</svg:desc>
                </draw:g>
              </table:table-cell>
              <table:table-cell office:value-type="float" office:value="1606">
                <text:p>1606</text:p>
              </table:table-cell>
              <table:table-cell office:value-type="float" office:value="2917">
                <text:p>2917</text:p>
              </table:table-cell>
            </table:table-row>
            <table:table-row>
              <table:table-cell office:value-type="string">
                <text:p>modernc    </text:p>
                <draw:g>
                  <svg:desc>results.A41:results.A41</svg:desc>
                </draw:g>
              </table:table-cell>
              <table:table-cell office:value-type="float" office:value="2811">
                <text:p>2811</text:p>
                <draw:g>
                  <svg:desc>results.B41:results.D41</svg:desc>
                </draw:g>
              </table:table-cell>
              <table:table-cell office:value-type="float" office:value="7046">
                <text:p>7046</text:p>
              </table:table-cell>
              <table:table-cell office:value-type="float" office:value="17849">
                <text:p>17849</text:p>
              </table:table-cell>
            </table:table-row>
            <table:table-row>
              <table:table-cell office:value-type="string">
                <text:p>ncruces    </text:p>
                <draw:g>
                  <svg:desc>results.A42:results.A42</svg:desc>
                </draw:g>
              </table:table-cell>
              <table:table-cell office:value-type="float" office:value="1172">
                <text:p>1172</text:p>
                <draw:g>
                  <svg:desc>results.B42:results.D42</svg:desc>
                </draw:g>
              </table:table-cell>
              <table:table-cell office:value-type="float" office:value="1534">
                <text:p>1534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sqinn      </text:p>
                <draw:g>
                  <svg:desc>results.A43:results.A43</svg:desc>
                </draw:g>
              </table:table-cell>
              <table:table-cell office:value-type="float" office:value="638">
                <text:p>638</text:p>
                <draw:g>
                  <svg:desc>results.B43:results.D43</svg:desc>
                </draw:g>
              </table:table-cell>
              <table:table-cell office:value-type="float" office:value="1203">
                <text:p>1203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zombie     </text:p>
                <draw:g>
                  <svg:desc>results.A44:results.A44</svg:desc>
                </draw:g>
              </table:table-cell>
              <table:table-cell office:value-type="float" office:value="342">
                <text:p>342</text:p>
                <draw:g>
                  <svg:desc>results.B44:results.D4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1087">
                <text:p>10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